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fo:margin-bottom="0in" fo:line-height="100%"/>
    </style:style>
    <style:style style:name="T2" style:parent-style-name="Bekezdésalapbetűtípusa" style:family="text">
      <style:text-properties style:font-name="Times New Roman" style:font-name-asian="Times New Roman" fo:color="#FF0000" fo:font-size="16pt" style:font-size-asian="16pt" style:font-size-complex="16pt" fo:background-color="#FFFF00" style:language-asian="hu" style:country-asian="HU"/>
    </style:style>
    <style:style style:name="T3" style:parent-style-name="Bekezdésalapbetűtípusa" style:family="text">
      <style:text-properties style:font-name="Times New Roman" style:font-name-asian="Times New Roman" fo:color="#FF0000" fo:font-size="16pt" style:font-size-asian="16pt" style:font-size-complex="16pt" fo:background-color="#FFFF00" style:language-asian="hu" style:country-asian="HU"/>
    </style:style>
    <style:style style:name="T4" style:parent-style-name="Bekezdésalapbetűtípusa" style:family="text">
      <style:text-properties style:font-name="Times New Roman" style:font-name-asian="Times New Roman" fo:color="#FF0000" fo:font-size="16pt" style:font-size-asian="16pt" style:font-size-complex="16pt" fo:background-color="#FFFF00" style:language-asian="hu" style:country-asian="HU"/>
    </style:style>
    <style:style style:name="P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2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3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4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T54" style:parent-style-name="Bekezdésalapbetűtípusa" style:family="text">
      <style:text-properties style:font-name="Courier New" style:font-name-asian="Times New Roman" style:font-name-complex="Courier New" fo:font-size="10pt" style:font-size-asian="10pt" style:font-size-complex="10pt" style:language-asian="hu" style:country-asian="HU"/>
    </style:style>
    <style:style style:name="P55" style:parent-style-name="Normál" style:family="paragraph">
      <style:paragraph-properties fo:margin-bottom="0in" fo:line-height="100%"/>
    </style:style>
    <style:style style:name="T56" style:parent-style-name="Bekezdésalapbetűtípusa" style:family="text">
      <style:text-properties style:font-name="Times New Roman" style:font-name-asian="Times New Roman" fo:color="#FF0000" fo:font-size="16pt" style:font-size-asian="16pt" style:font-size-complex="16pt" fo:background-color="#FFFF00" style:language-asian="hu" style:country-asian="HU"/>
    </style:style>
    <style:style style:name="P5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5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6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7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8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9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0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1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5"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6"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7"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8"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29"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0"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1"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2"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3"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P134" style:parent-style-name="Normál" style:family="paragraph">
      <style:text-properties style:font-name="Courier New" style:font-name-asian="Times New Roman" style:font-name-complex="Courier New" fo:font-size="10pt" style:font-size-asian="10pt" style:font-size-complex="10pt" style:language-asian="hu" style:country-asian="HU"/>
    </style:style>
    <style:style style:name="T135" style:parent-style-name="Bekezdésalapbetűtípusa" style:family="text">
      <style:text-properties fo:color="#FF0000" fo:font-size="16pt" style:font-size-asian="16pt" style:font-size-complex="16pt" fo:background-color="#FFFF00"/>
    </style:style>
    <style:style style:name="P13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3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4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5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6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7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8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19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0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1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4"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5"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6"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7"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8"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29"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0"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1"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2"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hu" style:country-asian="HU"/>
    </style:style>
    <style:style style:name="P233" style:parent-style-name="Normá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color="#FF0000" fo:font-size="16pt" style:font-size-asian="16pt" style:font-size-complex="16pt"/>
    </style:style>
  </office:automatic-styles>
  <office:body>
    <office:text text:use-soft-page-breaks="true">
      <text:p text:style-name="P1"><text:span text:style-name="T2">index.html</text:span><text:span text:style-name="T3"><text:s text:c="2"/></text:span><text:span text:style-name="T4">Lorem, ipsum dolor</text:span></text:p>
      <text:p text:style-name="P5"/>
      <text:p text:style-name="P6"/>
      <text:p text:style-name="P7">&lt;!DOCTYPE html&gt;</text:p>
      <text:p text:style-name="P8">&lt;html lang="hu"&gt;</text:p>
      <text:p text:style-name="P9">&lt;head&gt;</text:p>
      <text:p text:style-name="P10"><text:s text:c="4"/>&lt;meta charset="UTF-8"&gt;</text:p>
      <text:p text:style-name="P11"><text:s text:c="4"/>&lt;meta http-equiv="X-UA-Compatible" content="IE=edge"&gt;</text:p>
      <text:p text:style-name="P12"><text:s text:c="4"/>&lt;meta name="viewport" content="width=device-width, initial-scale=1.0"&gt;</text:p>
      <text:p text:style-name="P13"><text:s text:c="4"/>&lt;title&gt;Document&lt;/title&gt;</text:p>
      <text:p text:style-name="P14"><text:s text:c="4"/>&lt;link rel="stylesheet" href="./css/style1.css" type="text/css"&gt;</text:p>
      <text:p text:style-name="P15">&lt;/head&gt;</text:p>
      <text:p text:style-name="P16">&lt;body&gt;</text:p>
      <text:p text:style-name="P17"><text:s text:c="4"/>&lt;div class="container"&gt;</text:p>
      <text:p text:style-name="P18"><text:s text:c="8"/>&lt;div class="header"&gt;</text:p>
      <text:p text:style-name="P19"><text:s text:c="12"/>&lt;h1&gt;<text:bookmark-start text:name="_Hlk93963382"/>Lorem, ipsum dolor<text:bookmark-end text:name="_Hlk93963382"/>.&lt;/h1&gt;</text:p>
      <text:p text:style-name="P20"><text:s text:c="8"/>&lt;/div&gt;</text:p>
      <text:p text:style-name="P21"><text:s text:c="8"/>&lt;div class="tartalom"&gt;</text:p>
      <text:p text:style-name="P22"><text:s text:c="12"/>&lt;div class="navigation"&gt;</text:p>
      <text:p text:style-name="P23"><text:s text:c="16"/>&lt;ul&gt;</text:p>
      <text:p text:style-name="P24"><text:s text:c="20"/>&lt;li&gt;&lt;a href="#"&gt;main page&lt;/a&gt;&lt;/li&gt;</text:p>
      <text:p text:style-name="P25"><text:s text:c="20"/>&lt;li&gt;&lt;a href="#"&gt;about us&lt;/a&gt;&lt;/li&gt;</text:p>
      <text:p text:style-name="P26"><text:s text:c="20"/>&lt;li&gt;&lt;a href="#"&gt;services&lt;/a&gt;&lt;/li&gt;</text:p>
      <text:p text:style-name="P27"><text:s text:c="20"/>&lt;li&gt;&lt;a href="#"&gt;special offers&lt;/a&gt;&lt;/li&gt;</text:p>
      <text:p text:style-name="P28"><text:s text:c="20"/>&lt;li&gt;&lt;a href="#"&gt;contact us&lt;/a&gt;&lt;/li&gt;</text:p>
      <text:p text:style-name="P29"><text:s text:c="16"/>&lt;/ul&gt;</text:p>
      <text:p text:style-name="P30"><text:s text:c="12"/>&lt;/div&gt;</text:p>
      <text:p text:style-name="P31"><text:s text:c="12"/>&lt;div class="content"&gt;</text:p>
      <text:p text:style-name="P32"><text:s text:c="16"/>&lt;div class="hasab"&gt;</text:p>
      <text:p text:style-name="P33"><text:s text:c="20"/>&lt;img class="kep1" src="./img/img3.jpg" alt="lány egyik"&gt;</text:p>
      <text:p text:style-name="P34"><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text:s/><text:soft-page-break/>Nobis illum quaerat, numquam vel hic ducimus quos excepturi beatae rem labore non repudiandae nemo illo placeat architecto soluta? Odit dolorem laborum id repellendus saepe?</text:p>
      <text:p text:style-name="P35"><text:s text:c="20"/>&lt;/p&gt;</text:p>
      <text:p text:style-name="P36"><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37"><text:s text:c="20"/>&lt;/p&gt;</text:p>
      <text:p text:style-name="P38"><text:s text:c="16"/>&lt;/div&gt;</text:p>
      <text:p text:style-name="P39"><text:s text:c="16"/>&lt;div class="hasab"&gt;</text:p>
      <text:p text:style-name="P40"><text:s text:c="20"/>&lt;img class="kep2" src="./img/img4.jpg" alt="lány másik"&gt;</text:p>
      <text:p text:style-name="P41"><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42"><text:s text:c="20"/>&lt;/p&gt;</text:p>
      <text:p text:style-name="P43"><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P44"><text:s text:c="20"/>&lt;/p&gt;</text:p>
      <text:p text:style-name="P45"><text:s text:c="16"/>&lt;/div&gt;</text:p>
      <text:p text:style-name="P46"><text:s text:c="12"/>&lt;/div&gt;</text:p>
      <text:p text:style-name="P47"><text:s text:c="8"/>&lt;/div&gt;</text:p>
      <text:p text:style-name="P48"><text:s text:c="8"/>&lt;div class="footer"&gt;</text:p>
      <text:soft-page-break/>
      <text:p text:style-name="P49"><text:s text:c="12"/>&lt;p&gt;Lorem ipsum dolor sit amet.&lt;/p&gt;</text:p>
      <text:p text:style-name="P50"><text:s text:c="8"/>&lt;/div&gt;</text:p>
      <text:p text:style-name="P51"><text:s text:c="4"/>&lt;/div&gt;</text:p>
      <text:p text:style-name="P52"><text:s text:c="4"/></text:p>
      <text:p text:style-name="P53">&lt;/body&gt;</text:p>
      <text:p text:style-name="Normál"><text:span text:style-name="T54">&lt;/html&gt;</text:span></text:p>
      <text:p text:style-name="P55"><text:span text:style-name="T56">style1.css</text:span></text:p>
      <text:p text:style-name="P57">*{</text:p>
      <text:p text:style-name="P58"><text:s text:c="4"/>box-sizing: border-box;</text:p>
      <text:p text:style-name="P59"><text:s text:c="4"/>margin:0;</text:p>
      <text:p text:style-name="P60"><text:s text:c="4"/>padding: 0;</text:p>
      <text:p text:style-name="P61">}</text:p>
      <text:p text:style-name="P62">html{</text:p>
      <text:p text:style-name="P63"><text:s text:c="4"/>font-size: 16px;</text:p>
      <text:p text:style-name="P64">}</text:p>
      <text:p text:style-name="P65">body{</text:p>
      <text:p text:style-name="P66"><text:s text:c="4"/>font-family: Verdana, Geneva, Tahoma, sans-serif;</text:p>
      <text:p text:style-name="P67"><text:s text:c="4"/>background: rgba(162,202,221);</text:p>
      <text:p text:style-name="P68">}</text:p>
      <text:p text:style-name="P69">.container{</text:p>
      <text:p text:style-name="P70"><text:s text:c="4"/>max-width: 1300px;</text:p>
      <text:p text:style-name="P71"><text:s text:c="4"/>margin:0 auto;</text:p>
      <text:p text:style-name="P72">}</text:p>
      <text:p text:style-name="P73">.header{</text:p>
      <text:p text:style-name="P74"><text:s text:c="4"/>height: 580px;</text:p>
      <text:p text:style-name="P75"><text:s text:c="4"/>background: url('../img/picture1.jpg');</text:p>
      <text:p text:style-name="P76"><text:s text:c="4"/>color:white;</text:p>
      <text:p text:style-name="P77"><text:s text:c="4"/>font-size: 2rem;</text:p>
      <text:p text:style-name="P78"><text:s text:c="4"/>padding: 250px 0 0 400px;</text:p>
      <text:p text:style-name="P79">}</text:p>
      <text:p text:style-name="P80">.navigation{</text:p>
      <text:p text:style-name="P81"><text:s text:c="4"/>background-color: #5473b4</text:p>
      <text:p text:style-name="P82">}</text:p>
      <text:p text:style-name="P83">.navigation ul{</text:p>
      <text:p text:style-name="P84"><text:s text:c="4"/>list-style-type: none;</text:p>
      <text:soft-page-break/>
      <text:p text:style-name="P85">}</text:p>
      <text:p text:style-name="P86">.navigation ul::after, .hasab::after{</text:p>
      <text:p text:style-name="P87"><text:s text:c="4"/>content:"";</text:p>
      <text:p text:style-name="P88"><text:s text:c="4"/>clear:both;</text:p>
      <text:p text:style-name="P89"><text:s text:c="4"/>display:table;</text:p>
      <text:p text:style-name="P90">}</text:p>
      <text:p text:style-name="P91">.navigation ul li{</text:p>
      <text:p text:style-name="P92"><text:s text:c="4"/>width:20%;</text:p>
      <text:p text:style-name="P93"><text:s text:c="4"/>float:left;</text:p>
      <text:p text:style-name="P94"><text:s text:c="4"/>text-align: center;</text:p>
      <text:p text:style-name="P95">}</text:p>
      <text:p text:style-name="P96">.navigation ul li a{</text:p>
      <text:p text:style-name="P97"><text:s text:c="4"/>color:white;</text:p>
      <text:p text:style-name="P98"><text:s text:c="4"/>text-decoration: none;</text:p>
      <text:p text:style-name="P99"><text:s text:c="4"/>padding:30px;</text:p>
      <text:p text:style-name="P100"><text:s text:c="4"/>display:block;</text:p>
      <text:p text:style-name="P101"><text:s text:c="4"/>text-transform: uppercase;</text:p>
      <text:p text:style-name="P102">}</text:p>
      <text:p text:style-name="P103">.navigation ul li a:hover{</text:p>
      <text:p text:style-name="P104"><text:s text:c="4"/>background-color: #455f97;</text:p>
      <text:p text:style-name="P105"><text:s text:c="4"/>text-decoration: underline;</text:p>
      <text:p text:style-name="P106">}</text:p>
      <text:p text:style-name="P107">.content{</text:p>
      <text:p text:style-name="P108"><text:s text:c="4"/>background: #ddd;</text:p>
      <text:p text:style-name="P109">}</text:p>
      <text:p text:style-name="P110">.content .hasab img{</text:p>
      <text:p text:style-name="P111"><text:s text:c="4"/>max-width: 50%;</text:p>
      <text:p text:style-name="P112">}</text:p>
      <text:p text:style-name="P113">.content .hasab p{</text:p>
      <text:p text:style-name="P114"><text:s text:c="4"/>float:left;</text:p>
      <text:p text:style-name="P115"><text:s text:c="4"/>max-width:50%;</text:p>
      <text:p text:style-name="P116"><text:s text:c="4"/>font-size:.8rem;</text:p>
      <text:p text:style-name="P117"><text:s text:c="4"/>padding:20px;</text:p>
      <text:p text:style-name="P118"><text:s text:c="4"/>line-height: 1.8;</text:p>
      <text:p text:style-name="P119"><text:s text:c="4"/>text-align: justify;</text:p>
      <text:soft-page-break/>
      <text:p text:style-name="P120">}</text:p>
      <text:p text:style-name="P121">.kep1{</text:p>
      <text:p text:style-name="P122"><text:s text:c="4"/>float:left;</text:p>
      <text:p text:style-name="P123">}</text:p>
      <text:p text:style-name="P124">.kep2{</text:p>
      <text:p text:style-name="P125"><text:s text:c="4"/>float:right;</text:p>
      <text:p text:style-name="P126">}</text:p>
      <text:p text:style-name="P127">.footer{</text:p>
      <text:p text:style-name="P128"><text:s text:c="4"/>background: white;</text:p>
      <text:p text:style-name="P129"><text:s text:c="4"/>height: 200px;</text:p>
      <text:p text:style-name="P130"><text:s text:c="4"/>font-size: .8rem;</text:p>
      <text:p text:style-name="P131"><text:s text:c="4"/>padding-top: 100px;</text:p>
      <text:p text:style-name="P132"><text:s text:c="4"/>text-align: center;</text:p>
      <text:p text:style-name="P133"><text:s text:c="4"/>color:rgb(98, 97, 97)</text:p>
      <text:p text:style-name="P134">}</text:p>
      <text:p text:style-name="Normál"/>
      <text:p text:style-name="Normál"/>
      <text:p text:style-name="Normál"><text:span text:style-name="T135">style2.css</text:span></text:p>
      <text:p text:style-name="P136"/>
      <text:p text:style-name="P137">*{</text:p>
      <text:p text:style-name="P138"><text:s text:c="4"/>box-sizing: border-box;</text:p>
      <text:p text:style-name="P139"><text:s text:c="4"/>margin:0;</text:p>
      <text:p text:style-name="P140"><text:s text:c="4"/>padding: 0;</text:p>
      <text:p text:style-name="P141">}</text:p>
      <text:p text:style-name="P142">html{</text:p>
      <text:p text:style-name="P143"><text:s text:c="4"/>font-size: 16px;</text:p>
      <text:p text:style-name="P144">}</text:p>
      <text:p text:style-name="P145">body{</text:p>
      <text:p text:style-name="P146"><text:s text:c="4"/>font-family: Verdana, Geneva, Tahoma, sans-serif;</text:p>
      <text:p text:style-name="P147"><text:s text:c="4"/>background: rgba(162,202,221);</text:p>
      <text:p text:style-name="P148">}</text:p>
      <text:p text:style-name="P149">.container{</text:p>
      <text:p text:style-name="P150"><text:s text:c="4"/>max-width: 1300px;</text:p>
      <text:p text:style-name="P151"><text:s text:c="4"/>margin:0 auto;</text:p>
      <text:p text:style-name="P152">}</text:p>
      <text:p text:style-name="P153">.header{</text:p>
      <text:p text:style-name="P154"><text:s text:c="4"/>height: 580px;</text:p>
      <text:p text:style-name="P155"><text:s text:c="4"/>background: url('../img/picture1.jpg');</text:p>
      <text:p text:style-name="P156"><text:s text:c="4"/>color:white;</text:p>
      <text:p text:style-name="P157"><text:s text:c="4"/>font-size: 2rem;</text:p>
      <text:p text:style-name="P158"><text:s text:c="4"/>padding: 250px 0 0 400px;</text:p>
      <text:p text:style-name="P159">}</text:p>
      <text:p text:style-name="P160">.tartalom{</text:p>
      <text:p text:style-name="P161"><text:s text:c="4"/>background-color: #5473b4;</text:p>
      <text:p text:style-name="P162">}</text:p>
      <text:p text:style-name="P163">.navigation{</text:p>
      <text:soft-page-break/>
      <text:p text:style-name="P164"><text:s text:c="4"/>background-color: #5473b4;</text:p>
      <text:p text:style-name="P165"><text:s text:c="4"/>width:20%;</text:p>
      <text:p text:style-name="P166"><text:s text:c="4"/>float:left;</text:p>
      <text:p text:style-name="P167"/>
      <text:p text:style-name="P168">}</text:p>
      <text:p text:style-name="P169">.navigation ul{</text:p>
      <text:p text:style-name="P170"><text:s text:c="4"/>list-style-type: none;</text:p>
      <text:p text:style-name="P171">}</text:p>
      <text:p text:style-name="P172">.navigation ul::after, .hasab::after, .tartalom::after{</text:p>
      <text:p text:style-name="P173"><text:s text:c="4"/>content:"";</text:p>
      <text:p text:style-name="P174"><text:s text:c="4"/>clear:both;</text:p>
      <text:p text:style-name="P175"><text:s text:c="4"/>display:table;</text:p>
      <text:p text:style-name="P176">}</text:p>
      <text:p text:style-name="P177">.navigation ul li{</text:p>
      <text:p text:style-name="P178"><text:s text:c="3"/>text-align: center;</text:p>
      <text:p text:style-name="P179"><text:s text:c="3"/>border-bottom: 1px dotted black;</text:p>
      <text:p text:style-name="P180">}</text:p>
      <text:p text:style-name="P181">.navigation ul li a{</text:p>
      <text:p text:style-name="P182"><text:s text:c="4"/>color:white;</text:p>
      <text:p text:style-name="P183"><text:s text:c="4"/>text-decoration: none;</text:p>
      <text:p text:style-name="P184"><text:s text:c="4"/>padding:30px;</text:p>
      <text:p text:style-name="P185"><text:s text:c="4"/>display:block;</text:p>
      <text:p text:style-name="P186"><text:s text:c="4"/>text-transform: uppercase;</text:p>
      <text:p text:style-name="P187">}</text:p>
      <text:p text:style-name="P188">.navigation ul li a:hover{</text:p>
      <text:p text:style-name="P189"><text:s text:c="4"/>background-color: #455f97;</text:p>
      <text:p text:style-name="P190"><text:s text:c="4"/>text-decoration: underline;</text:p>
      <text:p text:style-name="P191">}</text:p>
      <text:p text:style-name="P192">.content{</text:p>
      <text:p text:style-name="P193"><text:s text:c="4"/>background: #ddd;</text:p>
      <text:p text:style-name="P194"><text:s text:c="4"/>width:80%;</text:p>
      <text:p text:style-name="P195"><text:s text:c="4"/>float:left;</text:p>
      <text:p text:style-name="P196">}</text:p>
      <text:p text:style-name="P197"/>
      <text:p text:style-name="P198">.content .hasab{</text:p>
      <text:p text:style-name="P199"><text:s text:c="4"/>border-bottom: 1px dotted black;</text:p>
      <text:p text:style-name="P200">}</text:p>
      <text:p text:style-name="P201">.content .hasab:last-child{</text:p>
      <text:p text:style-name="P202"><text:s text:c="4"/>border-bottom: none;</text:p>
      <text:p text:style-name="P203">}</text:p>
      <text:p text:style-name="P204"/>
      <text:p text:style-name="P205">.content .hasab img{</text:p>
      <text:p text:style-name="P206"><text:s text:c="4"/>max-width: 50%;</text:p>
      <text:p text:style-name="P207">}</text:p>
      <text:p text:style-name="P208">.content .hasab p{</text:p>
      <text:p text:style-name="P209"><text:s text:c="4"/>float:left;</text:p>
      <text:p text:style-name="P210"><text:s text:c="4"/>max-width:50%;</text:p>
      <text:p text:style-name="P211"><text:s text:c="4"/>font-size:.8rem;</text:p>
      <text:p text:style-name="P212"><text:s text:c="4"/>padding:10px;</text:p>
      <text:p text:style-name="P213"><text:s text:c="4"/>line-height: 1.3;</text:p>
      <text:p text:style-name="P214"><text:s text:c="4"/>text-align: justify;</text:p>
      <text:p text:style-name="P215">}</text:p>
      <text:p text:style-name="P216">.content .hasab p:last-child{</text:p>
      <text:p text:style-name="P217"><text:s text:c="4"/>padding-top: 0;</text:p>
      <text:p text:style-name="P218">}</text:p>
      <text:p text:style-name="P219">.kep1{</text:p>
      <text:p text:style-name="P220"><text:s text:c="4"/>float:left;</text:p>
      <text:p text:style-name="P221">}</text:p>
      <text:p text:style-name="P222">.kep2{</text:p>
      <text:p text:style-name="P223"><text:s text:c="4"/>float:left;</text:p>
      <text:p text:style-name="P224">}</text:p>
      <text:soft-page-break/>
      <text:p text:style-name="P225">.footer{</text:p>
      <text:p text:style-name="P226"><text:s text:c="4"/>background: white;</text:p>
      <text:p text:style-name="P227"><text:s text:c="4"/>height: 200px;</text:p>
      <text:p text:style-name="P228"><text:s text:c="4"/>font-size: .8rem;</text:p>
      <text:p text:style-name="P229"><text:s text:c="4"/>padding-top: 100px;</text:p>
      <text:p text:style-name="P230"><text:s text:c="4"/>text-align: center;</text:p>
      <text:p text:style-name="P231"><text:s text:c="4"/>color:rgb(98, 97, 97)</text:p>
      <text:p text:style-name="P232">}</text:p>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4T23:36:00Z</meta:creation-date>
    <dc:date>2022-01-24T23:38:00Z</dc:date>
    <meta:template xlink:href="Normal.dotm" xlink:type="simple"/>
    <meta:editing-cycles>3</meta:editing-cycles>
    <meta:editing-duration>PT300S</meta:editing-duration>
    <meta:document-statistic meta:page-count="7" meta:paragraph-count="14" meta:word-count="928" meta:character-count="7323" meta:row-count="53" meta:non-whitespace-character-count="6409"/>
  </office:meta>
</office:document-meta>
</file>